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ystem_20_boundary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Data">
      <style:graphic-properties draw:textarea-horizontal-align="center" draw:textarea-vertical-align="middle"/>
    </style:style>
    <style:style style:name="gr5" style:family="graphic" style:parent-style-name="Positioning_20_Data">
      <style:graphic-properties draw:textarea-horizontal-align="center" draw:textarea-vertical-align="middle"/>
    </style:style>
    <style:style style:name="gr6" style:family="graphic" style:parent-style-name="Icon_20_with_20_Border">
      <style:graphic-properties draw:textarea-horizontal-align="center" draw:textarea-vertical-align="middle"/>
    </style:style>
    <style:style style:name="gr7" style:family="graphic" style:parent-style-name="Icon_20_with_20_Border">
      <style:graphic-properties draw:textarea-horizontal-align="center" draw:textarea-vertical-align="middle"/>
    </style:style>
    <style:style style:name="gr8" style:family="graphic" style:parent-style-name="Comment_20_Blob">
      <style:graphic-properties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Comment_20_Blob">
      <style:graphic-properties draw:textarea-horizontal-align="center" draw:textarea-vertical-align="middle"/>
    </style:style>
    <style:style style:name="gr12" style:family="graphic" style:parent-style-name="Data_20_Transfer">
      <style:graphic-properties draw:textarea-horizontal-align="center" draw:textarea-vertical-align="middle"/>
    </style:style>
    <style:style style:name="gr13" style:family="graphic" style:parent-style-name="Positioning_20_Data">
      <style:graphic-properties draw:textarea-horizontal-align="center" draw:textarea-vertical-align="middle"/>
    </style:style>
    <style:style style:name="gr14" style:family="graphic" style:parent-style-name="Data">
      <style:graphic-properties draw:textarea-horizontal-align="center" draw:textarea-vertical-align="middle"/>
    </style:style>
    <style:style style:name="gr15" style:family="graphic" style:parent-style-name="standard">
      <style:graphic-properties draw:stroke="solid" svg:stroke-width="0.4cm" svg:stroke-color="#000000" draw:marker-start-width="0.9cm" draw:marker-end-width="0.9cm" svg:stroke-opacity="100%" draw:fill="solid" draw:fill-color="#ffffff" fo:padding-top="-0.175cm" fo:padding-bottom="-0.175cm" fo:padding-left="-0.05cm" fo:padding-right="-0.05cm"/>
    </style:style>
    <style:style style:name="gr16" style:family="graphic" style:parent-style-name="standard">
      <style:graphic-properties draw:stroke="solid" svg:stroke-width="0.4cm" svg:stroke-color="#000000" draw:marker-start-width="0.9cm" draw:marker-end-width="0.9cm" svg:stroke-opacity="100%" draw:fill="solid" draw:fill-color="#000000" fo:padding-top="-0.175cm" fo:padding-bottom="-0.175cm" fo:padding-left="-0.05cm" fo:padding-right="-0.05cm"/>
    </style:style>
    <style:style style:name="gr17" style:family="graphic" style:parent-style-name="standard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cm" svg:height="27.5cm" svg:x="-10.5cm" svg:y="-9.5cm">
          <text:p/>
        </draw:rect>
        <draw:frame draw:style-name="gr2" draw:text-style-name="P1" draw:layer="layout" svg:width="3cm" svg:height="1.797cm" svg:x="-5cm" svg:y="14cm">
          <draw:image xlink:href="../../pictures/icons%20and%20symbols/db9.jpg" xlink:type="simple" xlink:show="embed" xlink:actuate="onLoad">
            <text:p/>
          </draw:image>
        </draw:frame>
        <draw:frame draw:style-name="gr3" draw:text-style-name="P1" draw:layer="layout" svg:width="3cm" svg:height="1.783cm" svg:x="-1.5cm" svg:y="-3.5cm">
          <draw:image xlink:href="../../pictures/icons%20and%20symbols/wifi%20logo.jpe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</draw:image>
        </draw:frame>
        <draw:connector draw:style-name="gr4" draw:text-style-name="P1" draw:layer="layout" svg:x1="-7cm" svg:y1="-6cm" svg:x2="-7cm" svg:y2="-4cm" draw:start-shape="id1" draw:start-glue-point="2" draw:end-shape="id2" draw:end-glue-point="0" svg:d="m-7000-6000v2000">
          <text:p/>
        </draw:connector>
        <draw:frame draw:style-name="gr3" draw:text-style-name="P1" draw:id="id3" draw:layer="layout" svg:width="3cm" svg:height="3cm" svg:x="2cm" svg:y="-4cm">
          <draw:image xlink:href="../../pictures/icons%20and%20symbols/gps-logo%202.jpe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GPS</text:p>
          </draw:image>
        </draw:frame>
        <draw:connector draw:style-name="gr5" draw:text-style-name="P1" draw:layer="layout" svg:x1="3.5cm" svg:y1="-1cm" svg:x2="-3.5cm" svg:y2="2.5cm" draw:start-shape="id3" draw:end-shape="id4" draw:end-glue-point="0" svg:d="m3500-1000v1751h-7000v1749">
          <text:p/>
        </draw:connector>
        <draw:connector draw:style-name="gr5" draw:text-style-name="P1" draw:layer="layout" svg:x1="-3.5cm" svg:y1="-1cm" svg:x2="-3.5cm" svg:y2="2.5cm" draw:end-shape="id4" draw:end-glue-point="0" svg:d="m-3500-1000v3500">
          <text:p/>
        </draw:connector>
        <draw:rect draw:style-name="gr6" draw:text-style-name="P1" draw:id="id5" draw:layer="layout" svg:width="3cm" svg:height="3cm" svg:x="-1.5cm" svg:y="-4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WiFi</text:p>
        </draw:rect>
        <draw:rect draw:style-name="gr7" draw:text-style-name="P1" draw:layer="layout" svg:width="3cm" svg:height="3cm" svg:x="2cm" svg:y="-4cm">
          <text:p/>
        </draw:rect>
        <draw:g draw:id="id8">
          <draw:rect draw:style-name="gr7" draw:text-style-name="P1" draw:layer="layout" svg:width="3cm" svg:height="3cm" svg:x="0cm" svg:y="8.5cm">
            <text:p/>
          </draw:rect>
          <draw:frame draw:style-name="gr3" draw:text-style-name="P1" draw:layer="layout" svg:width="3cm" svg:height="3cm" svg:x="0cm" svg:y="8.5cm">
            <draw:image xlink:href="../../pictures/icons%20and%20symbols/database.png" xlink:type="simple" xlink:show="embed" xlink:actuate="onLoad"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>Track Db</text:p>
            </draw:image>
          </draw:frame>
          <draw:frame draw:style-name="gr2" draw:text-style-name="P1" draw:layer="layout" svg:width="2cm" svg:height="2cm" svg:x="0.5cm" svg:y="9cm">
            <draw:image xlink:href="../../pictures/icons%20and%20symbols/25rail.gif" xlink:type="simple" xlink:show="embed" xlink:actuate="onLoad">
              <text:p/>
            </draw:image>
          </draw:frame>
        </draw:g>
        <draw:frame draw:style-name="gr3" draw:text-style-name="P1" draw:layer="layout" svg:width="3cm" svg:height="3cm" svg:x="-8.5cm" svg:y="-9cm">
          <draw:image xlink:href="../../pictures/icons%20and%20symbols/databas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Marker Db</text:p>
          </draw:image>
        </draw:frame>
        <draw:frame draw:style-name="gr2" draw:text-style-name="P1" draw:layer="layout" svg:width="2cm" svg:height="2cm" svg:x="-8cm" svg:y="-8.5cm">
          <draw:image xlink:href="../../pictures/icons%20and%20symbols/flag.png" xlink:type="simple" xlink:show="embed" xlink:actuate="onLoad">
            <text:p/>
          </draw:image>
        </draw:frame>
        <draw:rect draw:style-name="gr7" draw:text-style-name="P1" draw:id="id1" draw:layer="layout" svg:width="3cm" svg:height="3cm" svg:x="-8.5cm" svg:y="-9cm">
          <text:p/>
        </draw:rect>
        <draw:custom-shape draw:style-name="gr8" draw:text-style-name="P2" draw:layer="layout" svg:width="3.5cm" svg:height="4cm" svg:x="-9cm" svg:y="1cm">
          <text:p text:style-name="P2">User manually sets event markers.</text:p>
          <draw:enhanced-geometry svg:viewBox="0 0 21600 21600" draw:text-areas="800 800 20800 20800" draw:type="round-rectangular-callout" draw:modifiers="6879.17737789203 -9145.31367158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6">
          <draw:frame draw:style-name="gr2" draw:text-style-name="P1" draw:layer="layout" svg:width="3cm" svg:height="3cm" svg:x="-5cm" svg:y="2.5cm">
            <draw:image xlink:href="../../pictures/icons%20and%20symbols/mixing%20colors.gif" xlink:type="simple" xlink:show="embed" xlink:actuate="onLoad">
              <text:p/>
            </draw:image>
          </draw:frame>
          <draw:rect draw:style-name="gr6" draw:text-style-name="P1" draw:id="id4" draw:layer="layout" svg:width="3cm" svg:height="3cm" svg:x="-5cm" svg:y="2.5cm">
            <text:p text:style-name="P2"><text:s/></text:p>
            <text:p text:style-name="P2"/>
            <text:p text:style-name="P2"/>
            <text:p text:style-name="P2"/>
            <text:p text:style-name="P2"/>
            <text:p text:style-name="P2"/>
            <text:p text:style-name="P2">Fix estimator</text:p>
          </draw:rect>
        </draw:g>
        <draw:connector draw:style-name="gr5" draw:text-style-name="P1" draw:layer="layout" draw:line-skew="0.245cm" svg:x1="-7cm" svg:y1="-1cm" svg:x2="-3.5cm" svg:y2="2.5cm" draw:start-shape="id2" draw:end-shape="id4" draw:end-glue-point="0" svg:d="m-7000-1000v1500h3500v2000">
          <text:p/>
        </draw:connector>
        <draw:connector draw:style-name="gr5" draw:text-style-name="P1" draw:layer="layout" draw:line-skew="-0.251cm" svg:x1="0cm" svg:y1="-1cm" svg:x2="-3.5cm" svg:y2="2.5cm" draw:start-shape="id5" draw:start-glue-point="2" draw:end-shape="id6" svg:d="m0-1000v1500h-3500v2000">
          <text:p/>
        </draw:connector>
        <draw:rect draw:style-name="gr6" draw:text-style-name="P1" draw:id="id10" draw:layer="layout" svg:width="3cm" svg:height="3cm" svg:x="-5cm" svg:y="13.5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RS-232</text:p>
        </draw:rect>
        <draw:connector draw:style-name="gr4" draw:text-style-name="P1" draw:layer="layout" svg:x1="-2cm" svg:y1="10cm" svg:x2="0cm" svg:y2="10cm" draw:start-shape="id7" draw:start-glue-point="1" draw:end-shape="id8" svg:d="m-2000 10000h2000">
          <text:p/>
        </draw:connector>
        <draw:frame draw:style-name="gr3" draw:text-style-name="P1" draw:layer="layout" svg:width="3cm" svg:height="3cm" svg:x="-5cm" svg:y="-9cm">
          <draw:image xlink:href="../../pictures/icons%20and%20symbols/gps-logo%202.jpe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GPS</text:p>
          </draw:image>
        </draw:frame>
        <draw:rect draw:style-name="gr7" draw:text-style-name="P1" draw:id="id11" draw:layer="layout" svg:width="3cm" svg:height="3cm" svg:x="-5cm" svg:y="-9cm">
          <text:p/>
        </draw:rect>
        <draw:rect draw:style-name="gr6" draw:text-style-name="P1" draw:id="id12" draw:layer="layout" svg:width="3cm" svg:height="3cm" svg:x="-5cm" svg:y="-4.011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MTI-G</text:p>
        </draw:rect>
        <draw:frame draw:style-name="gr2" draw:text-style-name="P1" draw:layer="layout" svg:width="3cm" svg:height="2.191cm" svg:x="-5cm" svg:y="-3.511cm">
          <draw:image xlink:href="../../pictures/feasability%20study%20general/335_mtig.jpg" xlink:type="simple" xlink:show="embed" xlink:actuate="onLoad">
            <text:p/>
          </draw:image>
        </draw:frame>
        <draw:rect draw:style-name="gr6" draw:text-style-name="P1" draw:layer="layout" svg:width="3cm" svg:height="3cm" svg:x="-10.5cm" svg:y="16.5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IPS Phase 1</text:p>
        </draw:rect>
        <draw:frame draw:style-name="gr2" draw:text-style-name="P1" draw:layer="layout" svg:width="3cm" svg:height="2.302cm" svg:x="-10.5cm" svg:y="17cm">
          <draw:image xlink:href="../../pictures/icons%20and%20symbols/documentation%20logo.png" xlink:type="simple" xlink:show="embed" xlink:actuate="onLoad">
            <text:p/>
          </draw:image>
        </draw:frame>
        <draw:circle draw:style-name="gr9" draw:text-style-name="P1" draw:layer="layout" svg:width="0.25cm" svg:height="0.25cm" svg:x="-9.875cm" svg:y="18.125cm">
          <text:p/>
        </draw:circle>
        <draw:line draw:style-name="gr10" draw:text-style-name="P1" draw:layer="layout" svg:x1="-9.75cm" svg:y1="18cm" svg:x2="-9.75cm" svg:y2="18.5cm">
          <text:p/>
        </draw:line>
        <draw:line draw:style-name="gr10" draw:text-style-name="P1" draw:layer="layout" svg:x1="-10cm" svg:y1="18.25cm" svg:x2="-9.5cm" svg:y2="18.25cm">
          <text:p/>
        </draw:line>
        <draw:g>
          <draw:rect draw:style-name="gr11" draw:text-style-name="P1" draw:layer="layout" svg:width="23cm" svg:height="2cm" svg:x="-13.5cm" svg:y="21.5cm">
            <text:p/>
          </draw:rect>
          <draw:connector draw:style-name="gr12" draw:text-style-name="P2" draw:layer="layout" svg:x1="-12.613cm" svg:y1="22.483cm" svg:x2="-9.723cm" svg:y2="22.489cm" svg:d="m-12613 22483h1446v6h1444">
            <text:p text:style-name="P2"><text:tab/><text:tab/><text:tab/><text:tab/><text:tab/>Interface</text:p>
          </draw:connector>
          <draw:connector draw:style-name="gr13" draw:text-style-name="P1" draw:layer="layout" svg:x1="-5cm" svg:y1="22.5cm" svg:x2="-3.564cm" svg:y2="22.502cm" svg:d="m-5000 22500h719v2h717">
            <text:p text:style-name="P2"><text:tab/><text:tab/><text:tab/><text:tab/>Position</text:p>
          </draw:connector>
          <draw:connector draw:style-name="gr14" draw:text-style-name="P2" draw:layer="layout" svg:x1="2.283cm" svg:y1="22.5cm" svg:x2="4.5cm" svg:y2="22.5cm" svg:d="m2283 22500h2217">
            <text:p text:style-name="P2"><text:tab/><text:tab/><text:tab/><text:tab/><text:tab/><text:tab/>Data</text:p>
          </draw:connector>
        </draw:g>
        <draw:g draw:id="id7">
          <draw:frame draw:style-name="gr2" draw:text-style-name="P1" draw:layer="layout" svg:width="3cm" svg:height="3cm" svg:x="-5cm" svg:y="8.5cm">
            <draw:image xlink:href="../../pictures/icons%20and%20symbols/mixing%20colors.gif" xlink:type="simple" xlink:show="embed" xlink:actuate="onLoad">
              <text:p/>
            </draw:image>
          </draw:frame>
          <draw:rect draw:style-name="gr6" draw:text-style-name="P1" draw:layer="layout" svg:width="3cm" svg:height="3cm" svg:x="-5cm" svg:y="8.5cm">
            <text:p text:style-name="P2"><text:s/></text:p>
            <text:p text:style-name="P2"/>
            <text:p text:style-name="P2"/>
            <text:p text:style-name="P2"/>
            <text:p text:style-name="P2"/>
            <text:p text:style-name="P2"/>
            <text:p text:style-name="P2">Planisher</text:p>
          </draw:rect>
        </draw:g>
        <draw:connector draw:style-name="gr5" draw:text-style-name="P1" draw:layer="layout" svg:x1="-3.5cm" svg:y1="5.5cm" svg:x2="-3.5cm" svg:y2="8.5cm" draw:start-shape="id6" draw:start-glue-point="2" draw:end-shape="id7" draw:end-glue-point="0" svg:d="m-3500 5500v3000">
          <text:p/>
        </draw:connector>
        <draw:g>
          <draw:frame draw:style-name="gr2" draw:text-style-name="P1" draw:id="id2" draw:layer="layout" svg:width="3cm" svg:height="3cm" svg:x="-8.5cm" svg:y="-4cm">
            <draw:image xlink:href="../../pictures/icons%20and%20symbols/male%20user.JPG" xlink:type="simple" xlink:show="embed" xlink:actuate="onLoad">
              <text:p/>
            </draw:image>
          </draw:frame>
          <draw:rect draw:style-name="gr6" draw:text-style-name="P1" draw:layer="layout" svg:width="3cm" svg:height="3cm" svg:x="-8.5cm" svg:y="-4cm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Set Marker</text:p>
          </draw:rect>
        </draw:g>
        <draw:g draw:id="id9">
          <draw:frame draw:style-name="gr2" draw:text-style-name="P1" draw:layer="layout" svg:width="3cm" svg:height="3cm" svg:x="5cm" svg:y="8.5cm">
            <draw:image xlink:href="../../pictures/icons%20and%20symbols/male%20user.JPG" xlink:type="simple" xlink:show="embed" xlink:actuate="onLoad">
              <text:p/>
            </draw:image>
          </draw:frame>
          <draw:rect draw:style-name="gr6" draw:text-style-name="P1" draw:layer="layout" svg:width="3cm" svg:height="3cm" svg:x="5cm" svg:y="8.5cm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Set Segment</text:p>
          </draw:rect>
        </draw:g>
        <draw:connector draw:style-name="gr4" draw:text-style-name="P1" draw:layer="layout" svg:x1="3cm" svg:y1="10cm" svg:x2="5cm" svg:y2="10cm" draw:start-shape="id8" draw:start-glue-point="1" draw:end-shape="id9" draw:end-glue-point="3" svg:d="m3000 10000h2000">
          <text:p/>
        </draw:connector>
        <draw:custom-shape draw:style-name="gr8" draw:text-style-name="P2" draw:layer="layout" svg:width="4cm" svg:height="4cm" svg:x="-0.5cm" svg:y="2cm">
          <text:p text:style-name="P2">Calculates best estimate</text:p>
          <draw:enhanced-geometry svg:viewBox="0 0 21600 21600" draw:text-areas="800 800 20800 20800" draw:type="round-rectangular-callout" draw:modifiers="-7266.58335416146 11191.40214946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4cm" svg:height="4cm" svg:x="-10cm" svg:y="7.5cm">
          <text:p text:style-name="P2">Puts position on track</text:p>
          <draw:enhanced-geometry svg:viewBox="0 0 21600 21600" draw:text-areas="800 800 20800 20800" draw:type="round-rectangular-callout" draw:modifiers="27646.4883779055 13593.8015496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5" draw:text-style-name="P1" draw:layer="layout" svg:x1="-3.5cm" svg:y1="11.5cm" svg:x2="-3.5cm" svg:y2="13.5cm" draw:start-shape="id7" draw:start-glue-point="2" draw:end-shape="id10" draw:end-glue-point="0" svg:d="m-3500 11500v2000">
          <text:p/>
        </draw:connector>
        <draw:connector draw:style-name="gr12" draw:text-style-name="P2" draw:layer="layout" svg:x1="-2cm" svg:y1="15cm" svg:x2="2.561cm" svg:y2="15.046cm" svg:d="m-2000 15000h2281v46h2280">
          <text:p text:style-name="P2"><text:s text:c="3"/>NMEA Data <text:s text:c="7"/></text:p>
        </draw:connector>
        <draw:custom-shape draw:style-name="gr8" draw:text-style-name="P2" draw:layer="layout" svg:width="12cm" svg:height="2cm" svg:x="31.5cm" svg:y="-6.5cm">
          <text:p text:style-name="P2">Kept current best position estimate</text:p>
          <draw:enhanced-geometry svg:viewBox="0 0 21600 21600" draw:text-areas="800 800 20800 20800" draw:type="round-rectangular-callout" draw:modifiers="-3767.08607616032 22841.3793103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5" draw:text-style-name="P1" draw:layer="layout" svg:x1="-3.5cm" svg:y1="-6cm" svg:x2="-3.5cm" svg:y2="-4.011cm" draw:start-shape="id11" draw:start-glue-point="2" draw:end-shape="id12" draw:end-glue-point="0" svg:d="m-3500-6000v525h2050v-1h-2050v1465">
          <text:p/>
        </draw:connector>
        <draw:g>
          <draw:circle draw:style-name="gr15" draw:layer="layout" svg:width="2cm" svg:height="2cm" svg:x="26cm" svg:y="-5cm">
            <text:p/>
          </draw:circle>
          <draw:line draw:style-name="gr16" draw:layer="layout" svg:x1="27cm" svg:y1="-6cm" svg:x2="27cm" svg:y2="-2cm">
            <text:p/>
          </draw:line>
          <draw:line draw:style-name="gr16" draw:layer="layout" svg:x1="25cm" svg:y1="-4cm" svg:x2="29cm" svg:y2="-4cm">
            <text:p/>
          </draw:line>
          <draw:rect draw:style-name="gr17" draw:text-style-name="P1" draw:layer="layout" svg:width="0.661cm" svg:height="0.661cm" svg:x="26.662cm" svg:y="-4.338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con_20_with_20_Border" style:display-name="Icon with Border" style:family="graphic" style:parent-style-name="standard">
      <style:graphic-properties draw:stroke="solid" draw:stroke-dash="Dash_20_2" svg:stroke-width="0.1cm" svg:stroke-color="#000000" draw:marker-start-width="0.45cm" draw:marker-start-center="false" draw:marker-end-width="0.45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Icon_5f_20_5f_with_5f_20_5f_Border" style:display-name="Icon_20_with_20_Border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ositioning_20_Data" style:display-name="Positioning Data" style:family="graphic" style:parent-style-name="standard">
      <style:graphic-properties draw:stroke-dash="Dash_20_2" svg:stroke-width="0.4cm" svg:stroke-color="#ff6633" draw:marker-start-width="0.9cm" draw:marker-end="Arrow" draw:marker-end-width="0.9cm" draw:fill-gradient-name="Gradient_20_7" draw:fill-hatch-name="Hatch_20_1" draw:fill-image-name="Bitmape_20_1"/>
    </style:style>
    <style:style style:name="Comment_20_Blob" style:display-name="Comment Blob" style:family="graphic" style:parent-style-name="standard">
      <style:graphic-properties draw:stroke-dash="Dash_20_2" draw:fill-color="#e6e6e6" draw:fill-gradient-name="Gradient_20_7" draw:fill-hatch-name="Hatch_20_1" draw:fill-image-name="Bitmape_20_1" draw:fill-image-width="0cm" draw:fill-image-height="0cm"/>
    </style:style>
    <style:style style:name="System_20_boundary" style:display-name="System boundary" style:family="graphic" style:parent-style-name="standard">
      <style:graphic-properties draw:stroke="dash" draw:stroke-dash="Ultrafine_20_Dashed" svg:stroke-width="0.3cm" svg:stroke-color="#999999" draw:marker-start-width="0.75cm" draw:marker-end-width="0.75cm" draw:fill="none" draw:fill-gradient-name="Gradient_20_7" draw:fill-hatch-name="Hatch_20_1" draw:fill-image-name="Bitmape_20_1" draw:fill-image-width="0cm" draw:fill-image-height="0cm"/>
    </style:style>
    <style:style style:name="Data_20_Transfer" style:display-name="Data Transfer" style:family="graphic" style:parent-style-name="Positioning_20_Data">
      <style:graphic-properties svg:stroke-width="0.9cm" svg:stroke-color="#ffd320" draw:marker-start-width="1.65cm" draw:marker-end-width="1.65cm"/>
    </style:style>
    <style:style style:name="Data" style:family="graphic" style:parent-style-name="standard">
      <style:graphic-properties draw:stroke-dash="Dash_20_2" svg:stroke-width="0.2cm" svg:stroke-color="#23b8dc" draw:marker-start="Arrow" draw:marker-start-width="0.6cm" draw:marker-end="Arrow" draw:marker-end-width="0.6cm" draw:fill-gradient-name="Gradient_20_8" draw:fill-hatch-name="Hatch_20_1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Marcel Suter</meta:initial-creator>
    <meta:creation-date>2008-10-13T10:30:37</meta:creation-date>
    <dc:creator>Marcel Suter</dc:creator>
    <dc:date>2008-11-07T23:59:26</dc:date>
    <meta:editing-cycles>11</meta:editing-cycles>
    <meta:editing-duration>PT4H18M17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